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value-type" style:repeat-content="false"/>
      <style:paragraph-properties fo:margin-left="0cm"/>
    </style:style>
    <style:style style:name="ce9" style:family="table-cell" style:parent-style-name="Default" style:data-style-name="N2">
      <style:text-properties fo:font-weight="normal" style:font-weight-asian="normal" style:font-weight-complex="normal"/>
    </style:style>
    <style:style style:name="ce1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mmWave link budget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Paramet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imiting link</text:p>
          </table:table-cell>
          <table:table-cell table:style-name="Default" office:value-type="string" calcext:value-type="string">
            <text:p>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 edge throughput [Mbps]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Carrier frequency [GHz]</text:p>
          </table:table-cell>
          <table:table-cell office:value-type="float" office:value="28" calcext:value-type="float">
            <text:p>28.0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Allocated bandwidth [kHz]</text:p>
          </table:table-cell>
          <table:table-cell office:value-type="float" office:value="100000" calcext:value-type="float">
            <text:p>100000.0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BS antenna height [m]</text:p>
          </table:table-cell>
          <table:table-cell office:value-type="float" office:value="33" calcext:value-type="float">
            <text:p>33.0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UE antenna height [m]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Coverage probability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Implementation loss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Shadowing std dev [dB]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Shadowing Ks/sigma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value for 0.90 coverage probability</text:p>
          </table:table-cell>
          <table:table-cell/>
        </table:table-row>
        <table:table-row table:style-name="ro1">
          <table:table-cell office:value-type="string" calcext:value-type="string">
            <text:p>HARQ retransmissions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Foliage depth [m]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assumption</text:p>
          </table:table-cell>
          <table:table-cell/>
        </table:table-row>
        <table:table-row table:style-name="ro1">
          <table:table-cell office:value-type="string" calcext:value-type="string">
            <text:p>Foliage gamma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from research</text:p>
          </table:table-cell>
          <table:table-cell/>
        </table:table-row>
        <table:table-row table:style-name="ro1">
          <table:table-cell office:value-type="string" calcext:value-type="string">
            <text:p>Foliage Am</text:p>
          </table:table-cell>
          <table:table-cell office:value-type="float" office:value="33.34" calcext:value-type="float">
            <text:p>33.34</text:p>
          </table:table-cell>
          <table:table-cell office:value-type="string" calcext:value-type="string">
            <text:p>from research</text:p>
          </table:table-cell>
          <table:table-cell/>
        </table:table-row>
        <table:table-row table:style-name="ro1">
          <table:table-cell office:value-type="string" calcext:value-type="string">
            <text:p>Foliage sigma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from research</text:p>
          </table:table-cell>
          <table:table-cell/>
        </table:table-row>
        <table:table-row table:style-name="ro1">
          <table:table-cell table:style-name="ce1" office:value-type="string" calcext:value-type="string">
            <text:p>Transmissio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IRP [dBm]</text:p>
          </table:table-cell>
          <table:table-cell office:value-type="float" office:value="26" calcext:value-type="float">
            <text:p>26.00</text:p>
          </table:table-cell>
          <table:table-cell office:value-type="string" calcext:value-type="string">
            <text:p>computed value</text:p>
          </table:table-cell>
          <table:table-cell/>
        </table:table-row>
        <table:table-row table:style-name="ro1">
          <table:table-cell table:style-name="ce1" office:value-type="string" calcext:value-type="string">
            <text:p>Rece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get SINR [dB]</text:p>
          </table:table-cell>
          <table:table-cell table:formula="of:=10*LOG10(2^([.B5]*10^3/[.B7])-1)-[.B11]" office:value-type="float" office:value="-17.526570497268" calcext:value-type="float">
            <text:p>-17.53</text:p>
          </table:table-cell>
          <table:table-cell office:value-type="string" calcext:value-type="string">
            <text:p>computed value</text:p>
          </table:table-cell>
          <table:table-cell/>
        </table:table-row>
        <table:table-row table:style-name="ro1">
          <table:table-cell office:value-type="string" calcext:value-type="string">
            <text:p>Thermal noise density [dBm/Hz]</text:p>
          </table:table-cell>
          <table:table-cell office:value-type="float" office:value="-174" calcext:value-type="float">
            <text:p>-174.00</text:p>
          </table:table-cell>
          <table:table-cell office:value-type="string" calcext:value-type="string">
            <text:p>background noise from boltzmann an room temp</text:p>
          </table:table-cell>
          <table:table-cell/>
        </table:table-row>
        <table:table-row table:style-name="ro1">
          <table:table-cell office:value-type="string" calcext:value-type="string">
            <text:p>Noise power in the band [dBm]</text:p>
          </table:table-cell>
          <table:table-cell table:formula="of:=[.B23]+10*LOG([.B7] * POWER(10;3);10)" office:value-type="float" office:value="-94" calcext:value-type="float">
            <text:p>-94.00</text:p>
          </table:table-cell>
          <table:table-cell office:value-type="string" calcext:value-type="string">
            <text:p>computed value</text:p>
          </table:table-cell>
          <table:table-cell/>
        </table:table-row>
        <table:table-row table:style-name="ro1">
          <table:table-cell office:value-type="string" calcext:value-type="string">
            <text:p>BS noise factor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BS antenna gain [dBi]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Diversity gain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ypical value</text:p>
          </table:table-cell>
          <table:table-cell/>
        </table:table-row>
        <table:table-row table:style-name="ro1">
          <table:table-cell office:value-type="string" calcext:value-type="string">
            <text:p>Antenna array gain [dB]</text:p>
          </table:table-cell>
          <table:table-cell office:value-type="float" office:value="18.061" calcext:value-type="float">
            <text:p>18.06</text:p>
          </table:table-cell>
          <table:table-cell office:value-type="string" calcext:value-type="string">
            <text:p>computed value</text:p>
          </table:table-cell>
          <table:table-cell/>
        </table:table-row>
        <table:table-row table:style-name="ro1">
          <table:table-cell office:value-type="string" calcext:value-type="string">
            <text:p>Scheduling gain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ypical value</text:p>
          </table:table-cell>
          <table:table-cell/>
        </table:table-row>
        <table:table-row table:style-name="ro1">
          <table:table-cell office:value-type="string" calcext:value-type="string">
            <text:p>HARQ gain [dB]</text:p>
          </table:table-cell>
          <table:table-cell table:formula="of:=10*LOG([.B14];10)" office:value-type="float" office:value="6.02059991327962" calcext:value-type="float">
            <text:p>6.02</text:p>
          </table:table-cell>
          <table:table-cell office:value-type="string" calcext:value-type="string">
            <text:p>solved from amount of retransmissions</text:p>
          </table:table-cell>
          <table:table-cell/>
        </table:table-row>
        <table:table-row table:style-name="ro1">
          <table:table-cell office:value-type="string" calcext:value-type="string">
            <text:p>Sensitivity [dBm]</text:p>
          </table:table-cell>
          <table:table-cell table:formula="of:=[.B22]+[.B24]+[.B25]-SUM([.B26:.B30])" office:value-type="float" office:value="-146.608170410548" calcext:value-type="float">
            <text:p>-146.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gins 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terference margin [dB]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Shadowing margin [dB]</text:p>
          </table:table-cell>
          <table:table-cell table:formula="of:=[.B13]*[.B12]" office:value-type="float" office:value="7.68" calcext:value-type="float">
            <text:p>7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loss [dB]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from research</text:p>
          </table:table-cell>
          <table:table-cell/>
        </table:table-row>
        <table:table-row table:style-name="ro1">
          <table:table-cell office:value-type="string" calcext:value-type="string">
            <text:p>Foliage loss [dB]</text:p>
          </table:table-cell>
          <table:table-cell table:formula="of:=[.B17]*(1-EXP(-[.B16]/[.B17]*[.B15])) + [.B18]" office:value-type="float" office:value="9.88936790743557" calcext:value-type="float">
            <text:p>9.89</text:p>
          </table:table-cell>
          <table:table-cell office:value-type="string" calcext:value-type="string">
            <text:p>computed value</text:p>
          </table:table-cell>
          <table:table-cell/>
        </table:table-row>
        <table:table-row table:style-name="ro1">
          <table:table-cell office:value-type="string" calcext:value-type="string">
            <text:p>Rain loss [dB]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from research</text:p>
          </table:table-cell>
          <table:table-cell/>
        </table:table-row>
        <table:table-row table:style-name="ro1">
          <table:table-cell office:value-type="string" calcext:value-type="string">
            <text:p>Indoor propagation margin [dB]</text:p>
          </table:table-cell>
          <table:table-cell office:value-type="float" office:value="22.72" calcext:value-type="float">
            <text:p>22.72</text:p>
          </table:table-cell>
          <table:table-cell office:value-type="string" calcext:value-type="string">
            <text:p>computed value</text:p>
          </table:table-cell>
          <table:table-cell/>
        </table:table-row>
        <table:table-row table:style-name="ro1">
          <table:table-cell office:value-type="string" calcext:value-type="string">
            <text:p>Total margins, indoor [dB]</text:p>
          </table:table-cell>
          <table:table-cell table:formula="of:=SUM([.B33:.B38])" office:value-type="float" office:value="46.9893679074356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margins, outdoor [dB]</text:p>
          </table:table-cell>
          <table:table-cell table:formula="of:=SUM([.B33:.B37])" office:value-type="float" office:value="24.2693679074356" calcext:value-type="float">
            <text:p>24.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ll r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L, indoor [dB]</text:p>
          </table:table-cell>
          <table:table-cell table:formula="of:=[.B20]-[.B31]-[.B39]" office:value-type="float" office:value="125.618802503112" calcext:value-type="float">
            <text:p>125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L, outdoor [dB]</text:p>
          </table:table-cell>
          <table:table-cell table:formula="of:=[.B20]-[.B31]-[.B40]" office:value-type="float" office:value="148.338802503112" calcext:value-type="float">
            <text:p>148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L’ UMa-NLO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 range, indoor [m]</text:p>
          </table:table-cell>
          <table:table-cell table:formula="of:=(0.427072 * EXP(0.0353519 * [.$B$9] + 0.0589198 * [.$B42]))/([.$B$6])^0.511771" office:value-type="float" office:value="134.066275859491" calcext:value-type="float">
            <text:p>134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 cell radius, indoor [m]</text:p>
          </table:table-cell>
          <table:table-cell table:style-name="ce3" table:formula="of:=SQRT([.B45]^2-([.$B$8]-[.$B$9])^2)" office:value-type="float" office:value="130.313147160343" calcext:value-type="float">
            <text:p>13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 range, outdoor [m]</text:p>
          </table:table-cell>
          <table:table-cell table:formula="of:=(0.427072 * EXP(0.0353519 * [.$B$9] + 0.0589198 * [.$B43]))/([.$B$6])^0.511771" office:value-type="float" office:value="511.318216695442" calcext:value-type="float">
            <text:p>511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 cell radius, outdoor [m]</text:p>
          </table:table-cell>
          <table:table-cell table:style-name="ce3" table:formula="of:=SQRT([.B47]^2-([.$B$8]-[.$B$9])^2)" office:value-type="float" office:value="510.347008147012" calcext:value-type="float">
            <text:p>510.3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4" table:number-rows-spanned="1">
            <text:p>mmWave / LTE deployment scenario, Paris 13e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mWave 5 Mbps</text:p>
          </table:table-cell>
          <table:table-cell table:style-name="ce1" office:value-type="string" calcext:value-type="string">
            <text:p>mmWave 20 Mbps</text:p>
          </table:table-cell>
          <table:table-cell table:style-name="ce1" office:value-type="string" calcext:value-type="string">
            <text:p>LTE</text:p>
          </table:table-cell>
        </table:table-row>
        <table:table-row table:style-name="ro1">
          <table:table-cell table:style-name="ce6" office:value-type="string" calcext:value-type="string">
            <text:p>2D cell radius, indoor [km]</text:p>
          </table:table-cell>
          <table:table-cell table:style-name="ce9" office:value-type="float" office:value="0.130313147160343" calcext:value-type="float">
            <text:p>0.13</text:p>
          </table:table-cell>
          <table:table-cell table:style-name="ce9" office:value-type="float" office:value="0.0872567793764461" calcext:value-type="float">
            <text:p>0.09</text:p>
          </table:table-cell>
          <table:table-cell table:style-name="ce2" office:value-type="float" office:value="1.155" calcext:value-type="float">
            <text:p>1.16</text:p>
          </table:table-cell>
        </table:table-row>
        <table:table-row table:style-name="ro1">
          <table:table-cell table:style-name="ce6" office:value-type="string" calcext:value-type="string">
            <text:p>2D cell radius, outdoor [km]</text:p>
          </table:table-cell>
          <table:table-cell table:style-name="ce9" office:value-type="float" office:value="0.510347008147012" calcext:value-type="float">
            <text:p>0.51</text:p>
          </table:table-cell>
          <table:table-cell table:style-name="ce2" office:value-type="float" office:value="0.352406753556207" calcext:value-type="float">
            <text:p>0.35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verage area, indoor [km²]</text:p>
          </table:table-cell>
          <table:table-cell table:formula="of:=PI()*[.B53]^2" office:value-type="float" office:value="0.053349006926628" calcext:value-type="float">
            <text:p>0.05</text:p>
          </table:table-cell>
          <table:table-cell table:style-name="ce2" table:formula="of:=PI()*[.C53]^2" office:value-type="float" office:value="0.0239192870772278" calcext:value-type="float">
            <text:p>0.02</text:p>
          </table:table-cell>
          <table:table-cell table:style-name="ce2" table:formula="of:=PI()*[.D53]^2" office:value-type="float" office:value="4.19096313970512" calcext:value-type="float">
            <text:p>4.19</text:p>
          </table:table-cell>
        </table:table-row>
        <table:table-row table:style-name="ro1">
          <table:table-cell office:value-type="string" calcext:value-type="string">
            <text:p>Coverage area, outdoor [km²]</text:p>
          </table:table-cell>
          <table:table-cell table:formula="of:=PI()*[.B54]^2" office:value-type="float" office:value="0.818240588902795" calcext:value-type="float">
            <text:p>0.82</text:p>
          </table:table-cell>
          <table:table-cell table:style-name="ce2" table:formula="of:=PI()*[.C54]^2" office:value-type="float" office:value="0.390156025126779" calcext:value-type="float">
            <text:p>0.39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eographic coverage, indoor [%]</text:p>
          </table:table-cell>
          <table:table-cell table:formula="of:=MIN([.B55]*31/7.15*100;100)" office:value-type="float" office:value="23.1303386674891" calcext:value-type="float">
            <text:p>23.13</text:p>
          </table:table-cell>
          <table:table-cell table:style-name="ce2" table:formula="of:=MIN([.C55]*31/7.15*100;100)" office:value-type="float" office:value="10.3705999915253" calcext:value-type="float">
            <text:p>10.37</text:p>
          </table:table-cell>
          <table:table-cell table:style-name="ce2" table:formula="of:=MIN([.D55]*31/7.15*100;100)" office:value-type="float" office:value="100" calcext:value-type="float">
            <text:p>100.00</text:p>
          </table:table-cell>
        </table:table-row>
        <table:table-row table:style-name="ro1">
          <table:table-cell office:value-type="string" calcext:value-type="string">
            <text:p>Geographic coverage, outdoor [%]</text:p>
          </table:table-cell>
          <table:table-cell table:formula="of:=MIN([.B56]*31/7.15*100;100)" office:value-type="float" office:value="100" calcext:value-type="float">
            <text:p>100.00</text:p>
          </table:table-cell>
          <table:table-cell table:style-name="ce2" table:formula="of:=MIN([.C56]*31/7.15*100;100)" office:value-type="float" office:value="100" calcext:value-type="float">
            <text:p>100.0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quired number of BS sites, indoor</text:p>
          </table:table-cell>
          <table:table-cell table:style-name="ce12" table:formula="of:=CEILING(7.15/[.B55])" office:value-type="float" office:value="135" calcext:value-type="float">
            <text:p>135</text:p>
          </table:table-cell>
          <table:table-cell table:style-name="ce12" table:formula="of:=CEILING(7.15/[.C55])" office:value-type="float" office:value="299" calcext:value-type="float">
            <text:p>299</text:p>
          </table:table-cell>
          <table:table-cell table:style-name="ce12" table:formula="of:=CEILING(7.15/[.D5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quired number of BS sites, outdoor</text:p>
          </table:table-cell>
          <table:table-cell table:style-name="ce12" table:formula="of:=CEILING(7.15/[.B56])" office:value-type="float" office:value="9" calcext:value-type="float">
            <text:p>9</text:p>
          </table:table-cell>
          <table:table-cell table:style-name="ce12" table:formula="of:=CEILING(7.15/[.C56])" office:value-type="float" office:value="19" calcext:value-type="float">
            <text:p>19</text:p>
          </table:table-cell>
          <table:table-cell table:style-name="ce1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21:14:57.905402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7:06:46.706807556</meta:creation-date>
    <dc:date>2022-06-30T21:23:23.211283512</dc:date>
    <meta:editing-duration>PT1H19M31S</meta:editing-duration>
    <meta:editing-cycles>9</meta:editing-cycles>
    <meta:generator>LibreOffice/6.4.7.2$Linux_X86_64 LibreOffice_project/40$Build-2</meta:generator>
    <meta:document-statistic meta:table-count="1" meta:cell-count="153" meta:object-count="0"/>
  </office:meta>
</office:document-meta>
</file>